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2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077e11" officeooo:paragraph-rsid="16207028"/>
    </style:style>
    <style:style style:name="P16" style:family="paragraph" style:parent-style-name="Text_20_body">
      <style:text-properties officeooo:rsid="16077e11" officeooo:paragraph-rsid="1622bf52"/>
    </style:style>
    <style:style style:name="P17" style:family="paragraph" style:parent-style-name="Text_20_body">
      <style:text-properties officeooo:rsid="16077e11" officeooo:paragraph-rsid="16282f48"/>
    </style:style>
    <style:style style:name="P18" style:family="paragraph" style:parent-style-name="Text_20_body">
      <style:text-properties officeooo:rsid="16077e11" officeooo:paragraph-rsid="16284063"/>
    </style:style>
    <style:style style:name="P19" style:family="paragraph" style:parent-style-name="Text_20_body">
      <style:text-properties officeooo:rsid="16077e11" officeooo:paragraph-rsid="16319049"/>
    </style:style>
    <style:style style:name="P20" style:family="paragraph" style:parent-style-name="Text_20_body">
      <style:text-properties officeooo:rsid="161893f6" officeooo:paragraph-rsid="161893f6"/>
    </style:style>
    <style:style style:name="P21" style:family="paragraph" style:parent-style-name="Text_20_body">
      <style:text-properties officeooo:rsid="161cb38f" officeooo:paragraph-rsid="161cb38f"/>
    </style:style>
    <style:style style:name="P22" style:family="paragraph" style:parent-style-name="Text_20_body">
      <style:text-properties officeooo:rsid="1614bf47" officeooo:paragraph-rsid="1614bf47"/>
    </style:style>
    <style:style style:name="P23" style:family="paragraph" style:parent-style-name="Text_20_body">
      <style:text-properties officeooo:rsid="1614bf47" officeooo:paragraph-rsid="16319049"/>
    </style:style>
    <style:style style:name="P24" style:family="paragraph" style:parent-style-name="Text_20_body">
      <style:text-properties officeooo:rsid="1643527e" officeooo:paragraph-rsid="164e554e"/>
    </style:style>
    <style:style style:name="P25" style:family="paragraph" style:parent-style-name="Text_20_body">
      <style:text-properties officeooo:rsid="162bc251" officeooo:paragraph-rsid="162bc251"/>
    </style:style>
    <style:style style:name="P26" style:family="paragraph" style:parent-style-name="Text_20_body">
      <style:text-properties officeooo:rsid="162d973b" officeooo:paragraph-rsid="16521d70"/>
    </style:style>
    <style:style style:name="P27" style:family="paragraph" style:parent-style-name="Text_20_body">
      <style:text-properties officeooo:rsid="162ec531" officeooo:paragraph-rsid="16521d70"/>
    </style:style>
    <style:style style:name="P28" style:family="paragraph" style:parent-style-name="Text_20_body">
      <style:text-properties officeooo:rsid="1630889c" officeooo:paragraph-rsid="16521d70"/>
    </style:style>
    <style:style style:name="P29" style:family="paragraph" style:parent-style-name="Text_20_body">
      <style:text-properties officeooo:rsid="163e1117" officeooo:paragraph-rsid="16521d70"/>
    </style:style>
    <style:style style:name="P30" style:family="paragraph" style:parent-style-name="Text_20_body">
      <style:text-properties officeooo:rsid="16411921" officeooo:paragraph-rsid="16521d70"/>
    </style:style>
    <style:style style:name="P31" style:family="paragraph" style:parent-style-name="Text_20_body">
      <style:text-properties officeooo:rsid="16411921" officeooo:paragraph-rsid="16411921"/>
    </style:style>
    <style:style style:name="P32" style:family="paragraph" style:parent-style-name="Text_20_body">
      <style:text-properties officeooo:rsid="16430009" officeooo:paragraph-rsid="16521d70"/>
    </style:style>
    <style:style style:name="P33" style:family="paragraph" style:parent-style-name="Text_20_body">
      <style:text-properties officeooo:rsid="16489aa3" officeooo:paragraph-rsid="164a24d8"/>
    </style:style>
    <style:style style:name="P34" style:family="paragraph" style:parent-style-name="Text_20_body">
      <style:text-properties officeooo:rsid="164a24d8" officeooo:paragraph-rsid="164a24d8"/>
    </style:style>
    <style:style style:name="P35" style:family="paragraph" style:parent-style-name="Text_20_body">
      <style:text-properties officeooo:paragraph-rsid="1652758b"/>
    </style:style>
    <style:style style:name="P36" style:family="paragraph" style:parent-style-name="Heading_20_1">
      <style:text-properties officeooo:rsid="164e554e" officeooo:paragraph-rsid="164e554e"/>
    </style:style>
    <style:style style:name="P37" style:family="paragraph" style:parent-style-name="Heading_20_1" style:master-page-name="Standard">
      <style:paragraph-properties style:page-number="auto"/>
      <style:text-properties officeooo:rsid="164e554e" officeooo:paragraph-rsid="164e554e"/>
    </style:style>
    <style:style style:name="P38" style:family="paragraph" style:parent-style-name="Heading_20_3">
      <style:text-properties officeooo:paragraph-rsid="16319049"/>
    </style:style>
    <style:style style:name="P39" style:family="paragraph" style:parent-style-name="Heading_20_3">
      <style:text-properties officeooo:paragraph-rsid="16521d70"/>
    </style:style>
    <style:style style:name="P40" style:family="paragraph" style:parent-style-name="Heading_20_3">
      <style:text-properties officeooo:paragraph-rsid="16077e11"/>
    </style:style>
    <style:style style:name="P41" style:family="paragraph" style:parent-style-name="Heading_20_4">
      <style:text-properties officeooo:paragraph-rsid="16319049"/>
    </style:style>
    <style:style style:name="P42" style:family="paragraph" style:parent-style-name="Heading_20_4">
      <style:text-properties officeooo:rsid="161e58b1" officeooo:paragraph-rsid="16319049"/>
    </style:style>
    <style:style style:name="P43" style:family="paragraph" style:parent-style-name="Heading_20_4">
      <style:text-properties officeooo:rsid="161e58b1" officeooo:paragraph-rsid="161e58b1"/>
    </style:style>
    <style:style style:name="P44" style:family="paragraph" style:parent-style-name="Heading_20_4">
      <style:text-properties officeooo:rsid="16284063" officeooo:paragraph-rsid="16319049"/>
    </style:style>
    <style:style style:name="P45" style:family="paragraph" style:parent-style-name="Heading_20_4">
      <style:text-properties officeooo:rsid="16284063" officeooo:paragraph-rsid="16284063"/>
    </style:style>
    <style:style style:name="P46" style:family="paragraph" style:parent-style-name="Heading_20_4">
      <style:text-properties officeooo:rsid="161ecb8b" officeooo:paragraph-rsid="16319049"/>
    </style:style>
    <style:style style:name="P47" style:family="paragraph" style:parent-style-name="Heading_20_4">
      <style:text-properties officeooo:rsid="161ecb8b" officeooo:paragraph-rsid="161ecb8b"/>
    </style:style>
    <style:style style:name="P48" style:family="paragraph" style:parent-style-name="Heading_20_4">
      <style:text-properties officeooo:rsid="16207028" officeooo:paragraph-rsid="16319049"/>
    </style:style>
    <style:style style:name="P49" style:family="paragraph" style:parent-style-name="Heading_20_4">
      <style:text-properties officeooo:rsid="16207028" officeooo:paragraph-rsid="16207028"/>
    </style:style>
    <style:style style:name="P50" style:family="paragraph" style:parent-style-name="Heading_20_4">
      <style:text-properties officeooo:rsid="1622bf52" officeooo:paragraph-rsid="16319049"/>
    </style:style>
    <style:style style:name="P51" style:family="paragraph" style:parent-style-name="Heading_20_4">
      <style:text-properties officeooo:rsid="1622bf52" officeooo:paragraph-rsid="1622bf52"/>
    </style:style>
    <style:style style:name="P52" style:family="paragraph" style:parent-style-name="Text_20_body" style:list-style-name="L1">
      <style:text-properties officeooo:rsid="162b5a31" officeooo:paragraph-rsid="162b5a31"/>
    </style:style>
    <style:style style:name="P53" style:family="paragraph" style:parent-style-name="Text_20_body" style:list-style-name="L1">
      <style:text-properties officeooo:rsid="1653c05e" officeooo:paragraph-rsid="1653c05e"/>
    </style:style>
    <style:style style:name="P54" style:family="paragraph" style:parent-style-name="Text_20_body" style:list-style-name="L2">
      <style:text-properties officeooo:rsid="16488016" officeooo:paragraph-rsid="16489aa3"/>
    </style:style>
    <style:style style:name="P55" style:family="paragraph" style:parent-style-name="Text_20_body" style:list-style-name="L2">
      <style:text-properties officeooo:rsid="16488016" officeooo:paragraph-rsid="16488016"/>
    </style:style>
    <style:style style:name="P56" style:family="paragraph" style:parent-style-name="Text_20_body" style:list-style-name="L2">
      <style:text-properties fo:font-style="normal" officeooo:rsid="16488016" officeooo:paragraph-rsid="16489aa3" style:font-style-asian="normal" style:font-style-complex="normal"/>
    </style:style>
    <style:style style:name="P57" style:family="paragraph" style:parent-style-name="Text_20_body" style:list-style-name="L5">
      <style:text-properties fo:font-style="normal" officeooo:rsid="15fc04e8" officeooo:paragraph-rsid="1605b15a" style:font-style-asian="normal" style:font-style-complex="normal"/>
    </style:style>
    <style:style style:name="P58" style:family="paragraph" style:parent-style-name="Text_20_body" style:list-style-name="L10">
      <style:text-properties fo:font-style="normal" officeooo:rsid="15fc04e8" officeooo:paragraph-rsid="1605b15a" style:font-style-asian="normal" style:font-style-complex="normal"/>
    </style:style>
    <style:style style:name="P59" style:family="paragraph" style:parent-style-name="Text_20_body" style:list-style-name="L6">
      <style:text-properties fo:font-style="normal" officeooo:rsid="16202f6a" officeooo:paragraph-rsid="160268b1" style:font-style-asian="normal" style:font-style-complex="normal"/>
    </style:style>
    <style:style style:name="P60" style:family="paragraph" style:parent-style-name="Text_20_body" style:list-style-name="L6">
      <style:text-properties fo:font-style="normal" officeooo:rsid="160cca47" officeooo:paragraph-rsid="160268b1" style:font-style-asian="normal" style:font-style-complex="normal"/>
    </style:style>
    <style:style style:name="P61" style:family="paragraph" style:parent-style-name="Text_20_body" style:list-style-name="L6">
      <style:text-properties fo:font-style="normal" officeooo:rsid="15e36a64" officeooo:paragraph-rsid="160268b1" style:font-style-asian="normal" style:font-style-complex="normal"/>
    </style:style>
    <style:style style:name="P62" style:family="paragraph" style:parent-style-name="Text_20_body" style:list-style-name="L8">
      <style:text-properties fo:font-style="normal" officeooo:rsid="144a1a9b" officeooo:paragraph-rsid="160268b1" style:font-style-asian="normal" style:font-style-complex="normal"/>
    </style:style>
    <style:style style:name="P63" style:family="paragraph" style:parent-style-name="Text_20_body" style:list-style-name="L8">
      <style:text-properties fo:font-style="normal" officeooo:rsid="14d144fa" officeooo:paragraph-rsid="160268b1" style:font-style-asian="normal" style:font-style-complex="normal"/>
    </style:style>
    <style:style style:name="P64" style:family="paragraph" style:parent-style-name="Text_20_body" style:list-style-name="L9">
      <style:text-properties fo:font-style="normal" officeooo:rsid="143e0ec8" officeooo:paragraph-rsid="160268b1" style:font-style-asian="normal" style:font-style-complex="normal"/>
    </style:style>
    <style:style style:name="P65" style:family="paragraph" style:parent-style-name="Text_20_body" style:list-style-name="L10">
      <style:text-properties fo:font-style="normal" officeooo:rsid="143e0ec8" officeooo:paragraph-rsid="160268b1" style:font-style-asian="normal" style:font-style-complex="normal"/>
    </style:style>
    <style:style style:name="P66" style:family="paragraph" style:parent-style-name="Text_20_body" style:list-style-name="L9">
      <style:text-properties fo:font-style="normal" officeooo:rsid="14e1d97f" officeooo:paragraph-rsid="160268b1" style:font-style-asian="normal" style:font-style-complex="normal"/>
    </style:style>
    <style:style style:name="P67" style:family="paragraph" style:parent-style-name="Text_20_body" style:list-style-name="L9">
      <style:text-properties fo:font-style="normal" officeooo:rsid="15daf212" officeooo:paragraph-rsid="160268b1" style:font-style-asian="normal" style:font-style-complex="normal"/>
    </style:style>
    <style:style style:name="P68" style:family="paragraph" style:parent-style-name="Text_20_body" style:list-style-name="L10">
      <style:text-properties fo:font-style="normal" officeooo:rsid="14194ebf" officeooo:paragraph-rsid="1605b15a" style:font-style-asian="normal" style:font-style-complex="normal"/>
    </style:style>
    <style:style style:name="P69" style:family="paragraph" style:parent-style-name="Text_20_body" style:list-style-name="L10">
      <style:text-properties fo:font-style="normal" officeooo:rsid="16068fde" officeooo:paragraph-rsid="16068fde" style:font-style-asian="normal" style:font-style-complex="normal"/>
    </style:style>
    <style:style style:name="P70" style:family="paragraph" style:parent-style-name="Text_20_body" style:list-style-name="L10">
      <style:text-properties fo:font-style="normal" officeooo:rsid="141afdd9" officeooo:paragraph-rsid="1605b15a" style:font-style-asian="normal" style:font-style-complex="normal"/>
    </style:style>
    <style:style style:name="P71" style:family="paragraph" style:parent-style-name="Text_20_body" style:list-style-name="L10">
      <style:text-properties fo:font-style="normal" officeooo:rsid="1445805e" officeooo:paragraph-rsid="1605b15a" style:font-style-asian="normal" style:font-style-complex="normal"/>
    </style:style>
    <style:style style:name="P72" style:family="paragraph" style:parent-style-name="Text_20_body" style:list-style-name="L10">
      <style:text-properties fo:font-style="normal" officeooo:rsid="1502e9ca" officeooo:paragraph-rsid="1605b15a" style:font-style-asian="normal" style:font-style-complex="normal"/>
    </style:style>
    <style:style style:name="P73" style:family="paragraph" style:parent-style-name="Text_20_body" style:list-style-name="L10">
      <style:text-properties fo:font-style="normal" officeooo:rsid="14c07c31" officeooo:paragraph-rsid="160268b1" style:font-style-asian="normal" style:font-style-complex="normal"/>
    </style:style>
    <style:style style:name="P74" style:family="paragraph" style:parent-style-name="Text_20_body" style:list-style-name="L10">
      <style:text-properties fo:font-style="normal" officeooo:rsid="149880ca" officeooo:paragraph-rsid="160268b1" style:font-style-asian="normal" style:font-style-complex="normal"/>
    </style:style>
    <style:style style:name="P75" style:family="paragraph" style:parent-style-name="Text_20_body" style:list-style-name="L10">
      <style:text-properties fo:font-style="normal" officeooo:rsid="1499d0f4" officeooo:paragraph-rsid="160268b1" style:font-style-asian="normal" style:font-style-complex="normal"/>
    </style:style>
    <style:style style:name="P76" style:family="paragraph" style:parent-style-name="Text_20_body" style:list-style-name="L10">
      <style:text-properties fo:font-style="normal" officeooo:rsid="14c1be19" officeooo:paragraph-rsid="160268b1" style:font-style-asian="normal" style:font-style-complex="normal"/>
    </style:style>
    <style:style style:name="P77" style:family="paragraph" style:parent-style-name="Text_20_body" style:list-style-name="L10">
      <style:text-properties fo:font-style="normal" officeooo:rsid="14d552e1" officeooo:paragraph-rsid="160268b1" style:font-style-asian="normal" style:font-style-complex="normal"/>
    </style:style>
    <style:style style:name="P78" style:family="paragraph" style:parent-style-name="Text_20_body" style:list-style-name="L3">
      <style:text-properties officeooo:rsid="16432a5d" officeooo:paragraph-rsid="16521d70"/>
    </style:style>
    <style:style style:name="P79" style:family="paragraph" style:parent-style-name="Text_20_body" style:list-style-name="L4">
      <style:text-properties officeooo:rsid="1643527e" officeooo:paragraph-rsid="160268b1"/>
    </style:style>
    <style:style style:name="P80" style:family="paragraph" style:parent-style-name="Text_20_body" style:list-style-name="L7">
      <style:text-properties officeooo:paragraph-rsid="160268b1"/>
    </style:style>
    <style:style style:name="P81" style:family="paragraph" style:parent-style-name="Text_20_body" style:list-style-name="L7">
      <style:text-properties officeooo:rsid="13dfae71" officeooo:paragraph-rsid="1615e91e"/>
    </style:style>
    <style:style style:name="P82" style:family="paragraph" style:parent-style-name="Text_20_body" style:list-style-name="L7">
      <style:text-properties officeooo:rsid="15e29d4f" officeooo:paragraph-rsid="160268b1"/>
    </style:style>
    <style:style style:name="P83" style:family="paragraph" style:parent-style-name="Text_20_body" style:list-style-name="L11">
      <style:text-properties officeooo:rsid="161893f6" officeooo:paragraph-rsid="161893f6"/>
    </style:style>
    <style:style style:name="P84" style:family="paragraph" style:parent-style-name="Text_20_body" style:list-style-name="L11">
      <style:text-properties officeooo:rsid="161d0e2e" officeooo:paragraph-rsid="161d0e2e"/>
    </style:style>
    <style:style style:name="P85" style:family="paragraph" style:parent-style-name="Text_20_body" style:list-style-name="L11">
      <style:text-properties officeooo:rsid="161a1f05" officeooo:paragraph-rsid="161a1f0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italic" officeooo:rsid="16430009" style:font-style-asian="italic" style:font-style-complex="italic"/>
    </style:style>
    <style:style style:name="T7" style:family="text">
      <style:text-properties fo:font-style="italic" officeooo:rsid="16488016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48032cd" style:font-style-asian="normal" style:font-style-complex="normal"/>
    </style:style>
    <style:style style:name="T10" style:family="text">
      <style:text-properties fo:font-style="normal" officeooo:rsid="1493d7b6" style:font-style-asian="normal" style:font-style-complex="normal"/>
    </style:style>
    <style:style style:name="T11" style:family="text">
      <style:text-properties fo:font-style="normal" officeooo:rsid="1501b542" style:font-style-asian="normal" style:font-style-complex="normal"/>
    </style:style>
    <style:style style:name="T12" style:family="text">
      <style:text-properties fo:font-style="normal" officeooo:rsid="150a85c6" style:font-style-asian="normal" style:font-style-complex="normal"/>
    </style:style>
    <style:style style:name="T13" style:family="text">
      <style:text-properties fo:font-style="normal" officeooo:rsid="15e36a64" style:font-style-asian="normal" style:font-style-complex="normal"/>
    </style:style>
    <style:style style:name="T14" style:family="text">
      <style:text-properties fo:font-style="normal" officeooo:rsid="15f101ee" style:font-style-asian="normal" style:font-style-complex="normal"/>
    </style:style>
    <style:style style:name="T15" style:family="text">
      <style:text-properties fo:font-style="normal" officeooo:rsid="160cca47" style:font-style-asian="normal" style:font-style-complex="normal"/>
    </style:style>
    <style:style style:name="T16" style:family="text">
      <style:text-properties fo:font-style="normal" officeooo:rsid="1608d7b3" style:font-style-asian="normal" style:font-style-complex="normal"/>
    </style:style>
    <style:style style:name="T17" style:family="text">
      <style:text-properties fo:font-style="normal" officeooo:rsid="160e697b" style:font-style-asian="normal" style:font-style-complex="normal"/>
    </style:style>
    <style:style style:name="T18" style:family="text">
      <style:text-properties fo:font-style="normal" officeooo:rsid="160d1545" style:font-style-asian="normal" style:font-style-complex="normal"/>
    </style:style>
    <style:style style:name="T19" style:family="text">
      <style:text-properties fo:font-style="normal" officeooo:rsid="160268b1" style:font-style-asian="normal" style:font-style-complex="normal"/>
    </style:style>
    <style:style style:name="T20" style:family="text">
      <style:text-properties fo:font-style="normal" officeooo:rsid="1605b15a" style:font-style-asian="normal" style:font-style-complex="normal"/>
    </style:style>
    <style:style style:name="T21" style:family="text">
      <style:text-properties fo:font-style="normal" officeooo:rsid="16077203" style:font-style-asian="normal" style:font-style-complex="normal"/>
    </style:style>
    <style:style style:name="T22" style:family="text">
      <style:text-properties fo:font-style="normal" officeooo:rsid="15fc04e8" style:font-style-asian="normal" style:font-style-complex="normal"/>
    </style:style>
    <style:style style:name="T23" style:family="text">
      <style:text-properties fo:font-style="normal" officeooo:rsid="16096a70" style:font-style-asian="normal" style:font-style-complex="normal"/>
    </style:style>
    <style:style style:name="T24" style:family="text">
      <style:text-properties fo:font-style="normal" officeooo:rsid="160d9ab7" style:font-style-asian="normal" style:font-style-complex="normal"/>
    </style:style>
    <style:style style:name="T25" style:family="text">
      <style:text-properties fo:font-style="normal" officeooo:rsid="1445805e" style:font-style-asian="normal" style:font-style-complex="normal"/>
    </style:style>
    <style:style style:name="T26" style:family="text">
      <style:text-properties fo:font-style="normal" officeooo:rsid="15fcf686" style:font-style-asian="normal" style:font-style-complex="normal"/>
    </style:style>
    <style:style style:name="T27" style:family="text">
      <style:text-properties fo:font-style="normal" officeooo:rsid="1612c537" style:font-style-asian="normal" style:font-style-complex="normal"/>
    </style:style>
    <style:style style:name="T28" style:family="text">
      <style:text-properties fo:font-style="normal" officeooo:rsid="1615e91e" style:font-style-asian="normal" style:font-style-complex="normal"/>
    </style:style>
    <style:style style:name="T29" style:family="text">
      <style:text-properties fo:font-style="normal" officeooo:rsid="16077e11" style:font-style-asian="normal" style:font-style-complex="normal"/>
    </style:style>
    <style:style style:name="T30" style:family="text">
      <style:text-properties fo:font-style="normal" officeooo:rsid="1616e4fe" style:font-style-asian="normal" style:font-style-complex="normal"/>
    </style:style>
    <style:style style:name="T31" style:family="text">
      <style:text-properties fo:font-style="normal" officeooo:rsid="161ecb8b" style:font-style-asian="normal" style:font-style-complex="normal"/>
    </style:style>
    <style:style style:name="T32" style:family="text">
      <style:text-properties fo:font-style="normal" officeooo:rsid="16263d33" style:font-style-asian="normal" style:font-style-complex="normal"/>
    </style:style>
    <style:style style:name="T33" style:family="text">
      <style:text-properties fo:font-style="normal" officeooo:rsid="16282f48" style:font-style-asian="normal" style:font-style-complex="normal"/>
    </style:style>
    <style:style style:name="T34" style:family="text">
      <style:text-properties fo:font-style="normal" officeooo:rsid="1631483b" style:font-style-asian="normal" style:font-style-complex="normal"/>
    </style:style>
    <style:style style:name="T35" style:family="text">
      <style:text-properties fo:font-style="normal" officeooo:rsid="16323022" style:font-style-asian="normal" style:font-style-complex="normal"/>
    </style:style>
    <style:style style:name="T36" style:family="text">
      <style:text-properties fo:font-style="normal" officeooo:rsid="163b6786" style:font-style-asian="normal" style:font-style-complex="normal"/>
    </style:style>
    <style:style style:name="T37" style:family="text">
      <style:text-properties fo:font-style="normal" officeooo:rsid="163bf0fd" style:font-style-asian="normal" style:font-style-complex="normal"/>
    </style:style>
    <style:style style:name="T38" style:family="text">
      <style:text-properties fo:font-style="normal" officeooo:rsid="16430009" style:font-style-asian="normal" style:font-style-complex="normal"/>
    </style:style>
    <style:style style:name="T39" style:family="text">
      <style:text-properties fo:font-style="normal" officeooo:rsid="164482ca" style:font-style-asian="normal" style:font-style-complex="normal"/>
    </style:style>
    <style:style style:name="T40" style:family="text">
      <style:text-properties fo:font-style="normal" officeooo:rsid="16458fac" style:font-style-asian="normal" style:font-style-complex="normal"/>
    </style:style>
    <style:style style:name="T41" style:family="text">
      <style:text-properties fo:font-style="normal" officeooo:rsid="16474700" style:font-style-asian="normal" style:font-style-complex="normal"/>
    </style:style>
    <style:style style:name="T42" style:family="text">
      <style:text-properties fo:font-style="normal" officeooo:rsid="1652758b" style:font-style-asian="normal" style:font-style-complex="normal"/>
    </style:style>
    <style:style style:name="T43" style:family="text">
      <style:text-properties fo:font-style="normal" officeooo:rsid="16488016" style:font-style-asian="normal" style:font-style-complex="normal"/>
    </style:style>
    <style:style style:name="T44" style:family="text">
      <style:text-properties fo:font-style="normal" officeooo:rsid="16489aa3" style:font-style-asian="normal" style:font-style-complex="normal"/>
    </style:style>
    <style:style style:name="T45" style:family="text">
      <style:text-properties officeooo:rsid="14400940"/>
    </style:style>
    <style:style style:name="T46" style:family="text">
      <style:text-properties officeooo:rsid="144153b3"/>
    </style:style>
    <style:style style:name="T47" style:family="text">
      <style:text-properties officeooo:rsid="144773ad"/>
    </style:style>
    <style:style style:name="T48" style:family="text">
      <style:text-properties officeooo:rsid="1448a935"/>
    </style:style>
    <style:style style:name="T49" style:family="text">
      <style:text-properties officeooo:rsid="1499d0f4"/>
    </style:style>
    <style:style style:name="T50" style:family="text">
      <style:text-properties officeooo:rsid="14b3ca82"/>
    </style:style>
    <style:style style:name="T51" style:family="text">
      <style:text-properties officeooo:rsid="14b621cc"/>
    </style:style>
    <style:style style:name="T52" style:family="text">
      <style:text-properties fo:language="cs" fo:country="CZ" fo:font-style="normal" officeooo:rsid="160cca47" style:font-style-asian="normal" style:font-style-complex="normal"/>
    </style:style>
    <style:style style:name="T53" style:family="text">
      <style:text-properties officeooo:rsid="14bdd348"/>
    </style:style>
    <style:style style:name="T54" style:family="text">
      <style:text-properties officeooo:rsid="14d552e1"/>
    </style:style>
    <style:style style:name="T55" style:family="text">
      <style:text-properties officeooo:rsid="14d9ab12"/>
    </style:style>
    <style:style style:name="T56" style:family="text">
      <style:text-properties officeooo:rsid="14de33db"/>
    </style:style>
    <style:style style:name="T57" style:family="text">
      <style:text-properties officeooo:rsid="14e2db8d"/>
    </style:style>
    <style:style style:name="T58" style:family="text">
      <style:text-properties officeooo:rsid="14e4925d"/>
    </style:style>
    <style:style style:name="T59" style:family="text">
      <style:text-properties officeooo:rsid="150372f9"/>
    </style:style>
    <style:style style:name="T60" style:family="text">
      <style:text-properties officeooo:rsid="15da4f09"/>
    </style:style>
    <style:style style:name="T61" style:family="text">
      <style:text-properties officeooo:rsid="15daf212"/>
    </style:style>
    <style:style style:name="T62" style:family="text">
      <style:text-properties officeooo:rsid="15fcf686"/>
    </style:style>
    <style:style style:name="T63" style:family="text">
      <style:text-properties officeooo:rsid="163d6e39"/>
    </style:style>
    <style:style style:name="T64" style:family="text">
      <style:text-properties officeooo:rsid="160cca47"/>
    </style:style>
    <style:style style:name="T65" style:family="text">
      <style:text-properties officeooo:rsid="163f6f49"/>
    </style:style>
    <style:style style:name="T66" style:family="text">
      <style:text-properties officeooo:rsid="16042ea3"/>
    </style:style>
    <style:style style:name="T67" style:family="text">
      <style:text-properties officeooo:rsid="1605b15a"/>
    </style:style>
    <style:style style:name="T68" style:family="text">
      <style:text-properties officeooo:rsid="16096a70"/>
    </style:style>
    <style:style style:name="T69" style:family="text">
      <style:text-properties officeooo:rsid="160d9ab7"/>
    </style:style>
    <style:style style:name="T70" style:family="text">
      <style:text-properties officeooo:rsid="160f9744"/>
    </style:style>
    <style:style style:name="T71" style:family="text">
      <style:text-properties officeooo:rsid="16113c69"/>
    </style:style>
    <style:style style:name="T72" style:family="text">
      <style:text-properties officeooo:rsid="16127aac"/>
    </style:style>
    <style:style style:name="T73" style:family="text">
      <style:text-properties officeooo:rsid="1616e4fe"/>
    </style:style>
    <style:style style:name="T74" style:family="text">
      <style:text-properties officeooo:rsid="161ac07e"/>
    </style:style>
    <style:style style:name="T75" style:family="text">
      <style:text-properties officeooo:rsid="161b024d"/>
    </style:style>
    <style:style style:name="T76" style:family="text">
      <style:text-properties officeooo:rsid="161e58b1"/>
    </style:style>
    <style:style style:name="T77" style:family="text">
      <style:text-properties officeooo:rsid="161ecb8b"/>
    </style:style>
    <style:style style:name="T78" style:family="text">
      <style:text-properties officeooo:rsid="16207028"/>
    </style:style>
    <style:style style:name="T79" style:family="text">
      <style:text-properties officeooo:rsid="16216193"/>
    </style:style>
    <style:style style:name="T80" style:family="text">
      <style:text-properties officeooo:rsid="1622bf52"/>
    </style:style>
    <style:style style:name="T81" style:family="text">
      <style:text-properties officeooo:rsid="16284063"/>
    </style:style>
    <style:style style:name="T82" style:family="text">
      <style:text-properties officeooo:rsid="1629aba0"/>
    </style:style>
    <style:style style:name="T83" style:family="text">
      <style:text-properties officeooo:rsid="162a1760"/>
    </style:style>
    <style:style style:name="T84" style:family="text">
      <style:text-properties officeooo:rsid="1630c064"/>
    </style:style>
    <style:style style:name="T85" style:family="text">
      <style:text-properties officeooo:rsid="1631483b"/>
    </style:style>
    <style:style style:name="T86" style:family="text">
      <style:text-properties officeooo:rsid="16337001"/>
    </style:style>
    <style:style style:name="T87" style:family="text">
      <style:text-properties officeooo:rsid="16343423"/>
    </style:style>
    <style:style style:name="T88" style:family="text">
      <style:text-properties officeooo:rsid="16350a3d"/>
    </style:style>
    <style:style style:name="T89" style:family="text">
      <style:text-properties officeooo:rsid="16365934"/>
    </style:style>
    <style:style style:name="T90" style:family="text">
      <style:text-properties officeooo:rsid="1638de7a"/>
    </style:style>
    <style:style style:name="T91" style:family="text">
      <style:text-properties officeooo:rsid="16396a89"/>
    </style:style>
    <style:style style:name="T92" style:family="text">
      <style:text-properties officeooo:rsid="163a8c57"/>
    </style:style>
    <style:style style:name="T93" style:family="text">
      <style:text-properties officeooo:rsid="163f1f4b"/>
    </style:style>
    <style:style style:name="T94" style:family="text">
      <style:text-properties officeooo:rsid="16430009"/>
    </style:style>
    <style:style style:name="T95" style:family="text">
      <style:text-properties officeooo:rsid="16489aa3"/>
    </style:style>
    <style:style style:name="T96" style:family="text">
      <style:text-properties officeooo:rsid="164ad71c"/>
    </style:style>
    <style:style style:name="T97" style:family="text">
      <style:text-properties officeooo:rsid="164c27d4"/>
    </style:style>
    <style:style style:name="T98" style:family="text">
      <style:text-properties officeooo:rsid="164dec65"/>
    </style:style>
    <style:style style:name="T99" style:family="text">
      <style:text-properties officeooo:rsid="164f2534"/>
    </style:style>
    <style:style style:name="T100" style:family="text">
      <style:text-properties officeooo:rsid="1650250e"/>
    </style:style>
    <style:style style:name="T101" style:family="text">
      <style:text-properties style:use-window-font-color="true" style:font-name="Georgia" fo:font-size="10pt" fo:letter-spacing="0.004cm" fo:language="cs" fo:country="CZ" fo:font-style="normal" officeooo:rsid="163bf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2" style:family="text">
      <style:text-properties style:use-window-font-color="true" style:font-name="Georgia" fo:font-size="10pt" fo:letter-spacing="0.004cm" fo:language="cs" fo:country="CZ" fo:font-style="normal" officeooo:rsid="165275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3" style:family="text">
      <style:text-properties style:use-window-font-color="true" style:font-name="Georgia" fo:font-size="10pt" fo:letter-spacing="0.004cm" fo:language="cs" fo:country="CZ" fo:font-style="normal" officeooo:rsid="16489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New system</text:h>
      <text:p text:style-name="P24"><text:span text:style-name="T19">Každé kouzlo má rozpočet</text:span><text:span text:style-name="T8"> </text:span><text:span text:style-name="T20">1</text:span><text:span text:style-name="T21">0</text:span><text:span text:style-name="T8"> bodů</text:span></text:p>
      <text:list xml:id="list4017736227" text:style-name="L1">
        <text:list-item>
          <text:p text:style-name="P52"><text:span text:style-name="T1">Zranění:</text:span> 1b za každou kz</text:p>
        </text:list-item>
        <text:list-item>
          <text:p text:style-name="P52"><text:span text:style-name="T1">Dosah:</text:span> kontaktní 0, krátký 1, střední 3, dlouhý <text:span text:style-name="T99">5</text:span>, dohled <text:span text:style-name="T99">7</text:span></text:p>
        </text:list-item>
        <text:list-item>
          <text:p text:style-name="P52"><text:span text:style-name="T1">Rozsah:</text:span><text:span text:style-name="T8"> </text:span><text:span text:style-name="T34">0b</text:span><text:span text:style-name="T8"> </text:span><text:span text:style-name="T34">self-only,</text:span><text:span text:style-name="T8"> </text:span>1b za každý cíl, linie 2b, <text:span text:style-name="T98">vše v kontaktní vzdálenosti</text:span> <text:span text:style-name="T85">3</text:span>b, <text:span text:style-name="T98">vše v krátké vzdálenosti</text:span> <text:span text:style-name="T85">5</text:span>b</text:p>
        </text:list-item>
        <text:list-item>
          <text:p text:style-name="P52"><text:span text:style-name="T1">Duševní kouzlo:</text:span> 2b (obchází zbroj)</text:p>
        </text:list-item>
        <text:list-item>
          <text:p text:style-name="P53">Zraňuje pouze X (např. magické tvory), +2kz</text:p>
        </text:list-item>
      </text:list>
      <text:p text:style-name="P25">Trvání se <text:span text:style-name="T97">neboduje</text:span>, <text:span text:style-name="T1">několik minut</text:span> je ekvivalentem <text:span text:style-name="T1">soustředění</text:span>. U dlouhodobě zraňujícího kouzla (vzplanutí, ohnivý déšť) se ne<text:span text:style-name="T97">hází</text:span> každé kolo <text:span text:style-name="T97">na</text:span> útok <text:span text:style-name="T97">(obcházelo by to omezení, že v každém kole se sesílá jiné kouzlo)</text:span>.</text:p>
      <text:h text:style-name="Heading_20_3" text:outline-level="3">Dotky</text:h>
      <text:p text:style-name="P34">Idea je, že za 1b získám 1.5 kz celkového dot zranění. <text:span text:style-name="T96">Takže třeba 3kz po 3 kola (celkem 9kz) by normálně stálo 9 bodů, ale jako dotka to stojí jen 6 bodů.<text:line-break/><text:tab/>Není to až tak super výhodný, protože od každého tiku dotky se znovu odečítá zbroj, ale proti cíli beze zbroje to výhodný je.</text:span></text:p>
      <text:h text:style-name="Heading_20_4" text:outline-level="4">Persistent dot</text:h>
      <text:p text:style-name="P33"><text:span text:style-name="T8">Kouzlo nesmí dávat direct damage (není vůbec útočné), dělá jen dotku</text:span>:</text:p>
      <text:list xml:id="list1789130053" text:style-name="L2">
        <text:list-item>
          <text:p text:style-name="P54">1b – 3kz podobu <text:span text:style-name="T1">udržování</text:span></text:p>
        </text:list-item>
        <text:list-item>
          <text:p text:style-name="P56"><text:span text:style-name="T95">3</text:span>b – <text:span text:style-name="T95">4</text:span>kz podobu <text:span text:style-name="T1">udržování</text:span></text:p>
        </text:list-item>
        <text:list-item>
          <text:p text:style-name="P56"><text:soft-page-break/><text:span text:style-name="T95">5</text:span>b – <text:span text:style-name="T95">5</text:span>kz podobu <text:span text:style-name="T1">udržování</text:span></text:p>
        </text:list-item>
      </text:list>
      <text:h text:style-name="Heading_20_4" text:outline-level="4">Lingering dot</text:h>
      <text:p text:style-name="P33">tj. kouzlo dá direct damage a k tomu dotku</text:p>
      <text:list xml:id="list164456277176677" text:continue-numbering="true" text:style-name="L2">
        <text:list-item>
          <text:p text:style-name="P55"><text:span text:style-name="T95">6</text:span>b – 3kz po 3 kola</text:p>
        </text:list-item>
        <text:list-item>
          <text:p text:style-name="P55"><text:span text:style-name="T95">8</text:span>b – 4kz po 3 kola</text:p>
        </text:list-item>
      </text:list>
      <text:h text:style-name="P38" text:outline-level="3">Blesky</text:h>
      <text:h text:style-name="P41" text:outline-level="4">Modrý</text:h>
      <text:p text:style-name="P19">Zranění: <text:span text:style-name="T88">6</text:span>kz <text:span text:style-name="T68">(6b)</text:span><text:line-break/>Dosah: <text:span text:style-name="T75">střední</text:span> <text:span text:style-name="T68">(3b)</text:span><text:line-break/>Rozsah: 1 cíl <text:span text:style-name="T85">(1b)</text:span></text:p>
      <text:h text:style-name="P41" text:outline-level="4">Zelený</text:h>
      <text:p text:style-name="P19">Zranění: <text:span text:style-name="T89">5</text:span>kz <text:span text:style-name="T69">(5b)</text:span><text:line-break/>Dosah: <text:span text:style-name="T75">střední</text:span> <text:span text:style-name="T68">(3b)</text:span><text:line-break/>Rozsah: 2 cíle <text:span text:style-name="T69">(2b)</text:span></text:p>
      <text:h text:style-name="P42" text:outline-level="4">Fialový</text:h>
      <text:p text:style-name="P19">Zranění: <text:span text:style-name="T89">4</text:span>kz <text:span text:style-name="T69">(4b)</text:span><text:line-break/>Dosah: <text:span text:style-name="T75">střední</text:span> <text:span text:style-name="T68">(3b)</text:span><text:line-break/>Rozsah: <text:span text:style-name="T76">3</text:span> cíle <text:span text:style-name="T69">(3b)</text:span></text:p>
      <text:h text:style-name="P44" text:outline-level="4">Žlutý</text:h>
      <text:p text:style-name="P19">Zranění: <text:span text:style-name="T90">3</text:span>kz <text:span text:style-name="T69">(3b)</text:span><text:line-break/>Dosah: <text:span text:style-name="T75">střední</text:span> <text:span text:style-name="T68">(3b)</text:span><text:line-break/>Rozsah: <text:span text:style-name="T76">4</text:span> cíle <text:span text:style-name="T69">(4b)</text:span></text:p>
      <text:h text:style-name="P42" text:outline-level="4">Rudý</text:h>
      <text:p text:style-name="P19">Zranění: <text:span text:style-name="T90">2</text:span>kz <text:span text:style-name="T69">(2b)</text:span><text:line-break/>Dosah: <text:span text:style-name="T90">střední</text:span> <text:span text:style-name="T68">(3b)</text:span><text:line-break/>Rozsah: <text:span text:style-name="T81">5</text:span> cíl<text:span text:style-name="T81">ů (5b)</text:span></text:p>
      <text:h text:style-name="P46" text:outline-level="4"><text:soft-page-break/>Černý</text:h>
      <text:p text:style-name="P19">Zranění: <text:span text:style-name="T86">8</text:span>kz <text:span text:style-name="T68">(8b)</text:span><text:line-break/>Dosah: <text:span text:style-name="T77">krátký</text:span> <text:span text:style-name="T68">(1b)</text:span><text:line-break/>Rozsah: 1 cíl <text:span text:style-name="T87">(1b)</text:span></text:p>
      <text:h text:style-name="P48" text:outline-level="4">Bílý</text:h>
      <text:p text:style-name="P19">Zranění: <text:span text:style-name="T100">4</text:span>kz <text:span text:style-name="T68">(4b)</text:span><text:line-break/>Dosah: <text:span text:style-name="T78">dlouhý</text:span> <text:span text:style-name="T68">(5b)</text:span><text:line-break/>Rozsah: 1 cíl <text:span text:style-name="T91">(1b)</text:span></text:p>
      <text:h text:style-name="P50" text:outline-level="4">Kulový</text:h>
      <text:p text:style-name="P19">Zranění: <text:span text:style-name="T92">7</text:span>kz <text:span text:style-name="T68">(7b)</text:span><text:line-break/>Dosah: <text:span text:style-name="T77">krátký</text:span> <text:span text:style-name="T68">(1b)</text:span><text:line-break/>Rozsah: <text:span text:style-name="T80">všechno v přímé linii (2b)</text:span></text:p>
      <text:h text:style-name="Heading_20_4" text:outline-level="4">Ohnivá koule</text:h>
      <text:p text:style-name="P19"><text:span text:style-name="T8">Zranění: </text:span><text:span text:style-name="T36">4</text:span><text:span text:style-name="T8">kz </text:span><text:span text:style-name="T23">(</text:span><text:span text:style-name="T36">4</text:span><text:span text:style-name="T23">b)</text:span><text:span text:style-name="T8"><text:line-break/>Dosah: </text:span><text:span text:style-name="T35">střední</text:span><text:span text:style-name="T8"> </text:span><text:span text:style-name="T23">(</text:span><text:span text:style-name="T35">3</text:span><text:span text:style-name="T23">b)</text:span><text:span text:style-name="T8"><text:line-break/>Rozsah: </text:span><text:span text:style-name="T32">v</text:span><text:span text:style-name="T22">še v kontaktní vzdálenosti od cíle </text:span><text:span text:style-name="T32">(</text:span><text:span text:style-name="T35">3</text:span><text:span text:style-name="T22">b</text:span><text:span text:style-name="T32">)</text:span></text:p>
      <text:h text:style-name="Heading_20_4" text:outline-level="4">Ohnivý déšť</text:h>
      <text:p text:style-name="P23"><text:span text:style-name="T27">Dosah: </text:span><text:span text:style-name="T37">střední</text:span><text:span text:style-name="T27"> (</text:span><text:span text:style-name="T37">3</text:span><text:span text:style-name="T27">b)<text:line-break/></text:span><text:span text:style-name="T29">Rozsah: </text:span><text:span text:style-name="T40">v</text:span><text:span text:style-name="T25">šechno v </text:span><text:span text:style-name="T26">krátké vzdálenosti </text:span><text:span text:style-name="T27">od cílového místa</text:span><text:span text:style-name="T29"> </text:span><text:span text:style-name="T24">(</text:span><text:span text:style-name="T27">6</text:span><text:span text:style-name="T24">b)<text:line-break/></text:span><text:span text:style-name="T38">Zranění: </text:span><text:span text:style-name="T39">3</text:span><text:span text:style-name="T38">kz každé kolo po dobu </text:span><text:span text:style-name="T6">udržování</text:span><text:span text:style-name="T38"> </text:span><text:span text:style-name="T41">(1b)</text:span></text:p>
      <text:h text:style-name="Heading_20_4" text:outline-level="4">Vzplanutí</text:h>
      <text:p text:style-name="P31">Dosah: krátký (1b)<text:line-break/>Rozsah: 1 cíl (1b)<text:line-break/>Zranění: <text:span text:style-name="T95">0kz</text:span> (<text:span text:style-name="T95">0</text:span>b), <text:span text:style-name="T95">4</text:span>kz hoření po 3 kola <text:span text:style-name="T94">(8b)</text:span></text:p>
      <text:h text:style-name="Heading_20_4" text:outline-level="4">Ohnivá stěna</text:h>
      <text:p text:style-name="P35"><text:span text:style-name="T27">Dosah: </text:span><text:span text:style-name="T101">d</text:span><text:span text:style-name="T102">louhý</text:span><text:span text:style-name="T27"> (</text:span><text:span text:style-name="T101">5</text:span><text:span text:style-name="T27">b)<text:line-break/></text:span><text:span text:style-name="T29">Rozsah: </text:span><text:span text:style-name="T102">?? (stěna)</text:span><text:span text:style-name="T24"><text:line-break/></text:span><text:span text:style-name="T103">Z</text:span><text:span text:style-name="T102">ranění:</text:span><text:span text:style-name="T43"> </text:span><text:span text:style-name="T44">5</text:span><text:span text:style-name="T43">kz podobu </text:span><text:span text:style-name="T7">udržování</text:span><text:span text:style-name="T43"> </text:span><text:span text:style-name="T42">(5b)</text:span></text:p>
      <text:h text:style-name="Heading_20_1" text:outline-level="1">Úvahy</text:h>
      <text:p text:style-name="P29">IDEA: Ohnivá kouzla by všechna fungovala podobně jako vzplanutí, tzn. trochu nižší zranění v základu ale lingering dot.<text:line-break/>- <text:span text:style-name="T93">určit konverzní poměr, třeba -1kz zranění je 1kz dotky na 3 kola. (1kz lingering je k ničemu, to nemá šanci projít zbrojí)</text:span></text:p>
      <text:p text:style-name="P30">Vzplanutí má zranění 0 a pak 3 kola za 4kz ohněm.</text:p>
      <text:p text:style-name="P32">IDEA: Pokud by oheň měl speciální mechanický efekt (dotku), tak by se asi něco hodilo i pro <text:span text:style-name="T1">mráz</text:span>.</text:p>
      <text:p text:style-name="P32">TODO: Pokud oheň dávat dotku, měl by ji asi dávat i <text:span text:style-name="T1">lektvar ohnivého dechu</text:span>. Nebo možná ne, tím se dá útočit každý kolo.</text:p>
      <text:list xml:id="list461377677" text:style-name="L3">
        <text:list-item>
          <text:p text:style-name="P78">Moc to komplikuju. Plamenná exploze, tj. olíznutí plamenem, fakt zapalovat nemusí. To si nechám pro kouzlo <text:span text:style-name="T1">vzplanutí</text:span> a pro potřísnění zápalným olejem</text:p>
        </text:list-item>
      </text:list>
      <text:h text:style-name="P39" text:outline-level="3">List</text:h>
      <text:p text:style-name="P27"><text:span text:style-name="T1">Ohnivá hlína</text:span> – krátký dostřel, kontaktní rozsah, ?4kz</text:p>
      <text:p text:style-name="P27"><text:span text:style-name="T1">Bomba</text:span> – kontaktní rozsah, ?5kz</text:p>
      <text:p text:style-name="P27"><text:span text:style-name="T1">Granát</text:span>?</text:p>
      <text:p text:style-name="P27"><text:span text:style-name="T1">Raketa</text:span> (střepinová) – dlouhý dostřel, krátký rozsah, ?0kz</text:p>
      <text:p text:style-name="P26">IDEA: Raketa bude vždycky střepinová. Střepinový granát zrušit.</text:p>
      <text:p text:style-name="P28"><text:span text:style-name="T1">Ohnivá koule</text:span> – <text:span text:style-name="T84">střední dostřel (3b), kontaktní rozsah (4b)</text:span></text:p>
      <text:h text:style-name="P36" text:outline-level="1">Old system</text:h>
      <text:p text:style-name="P9">Bodový systém:</text:p>
      <text:list xml:id="list3210850619" text:style-name="L4">
        <text:list-item>
          <text:p text:style-name="P79"><text:span text:style-name="T19">Každé kouzlo má rozpočet</text:span><text:span text:style-name="T8"> </text:span><text:span text:style-name="T20">1</text:span><text:span text:style-name="T21">0</text:span><text:span text:style-name="T8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63">a</text:span> postavy.</text:p>
      <text:p text:style-name="P5">Další pozn.: Mít cenu rovnou počtu kz zní jako dobrej nápad, bude se to dobře pamatovat <text:span text:style-name="T66">(na druhou stranu něco by se asi mělo platit za to, že kouzlo zraňuje)</text:span>.</text:p>
      <text:list xml:id="list1668114250" text:style-name="L5">
        <text:list-item>
          <text:p text:style-name="P57">Kouzlo zraňuje: 3b</text:p>
        </text:list-item>
      </text:list>
      <text:list xml:id="list3578148725" text:style-name="L6">
        <text:list-item>
          <text:p text:style-name="P59"><text:span text:style-name="T67">+</text:span>0: 0b<text:line-break/>(Pouze pro kouzla s dodatečným zraněním, např. Vzplanutí)</text:p>
        </text:list-item>
        <text:list-item>
          <text:p text:style-name="P60">1kz: 1b</text:p>
        </text:list-item>
        <text:list-item>
          <text:p text:style-name="P60">2kz: 2b</text:p>
        </text:list-item>
        <text:list-item>
          <text:p text:style-name="P61"><text:span text:style-name="T64">3kz</text:span>: <text:span text:style-name="T64">3</text:span>b</text:p>
        </text:list-item>
      </text:list>
      <text:list xml:id="list1634057691" text:style-name="L7">
        <text:list-item>
          <text:p text:style-name="P80"><text:span text:style-name="T15">4</text:span><text:span text:style-name="T16">kz</text:span><text:span text:style-name="T9">: </text:span><text:span text:style-name="T15">4</text:span><text:span text:style-name="T10">b</text:span></text:p>
        </text:list-item>
        <text:list-item>
          <text:p text:style-name="P80"><text:span text:style-name="T15">5</text:span><text:span text:style-name="T16">kz</text:span><text:span text:style-name="T9">: </text:span><text:span text:style-name="T52">5</text:span><text:span text:style-name="T10">b</text:span></text:p>
        </text:list-item>
        <text:list-item>
          <text:p text:style-name="P80"><text:span text:style-name="T15">6kz</text:span><text:span text:style-name="T9">: </text:span><text:span text:style-name="T52">6</text:span><text:span text:style-name="T10">b</text:span></text:p>
        </text:list-item>
        <text:list-item>
          <text:p text:style-name="P81"><text:span text:style-name="T11">Zranění každé kolo po dobu </text:span><text:span text:style-name="T28">soustředění</text:span><text:span text:style-name="T11">: </text:span><text:span text:style-name="T12">+4b</text:span></text:p>
        </text:list-item>
        <text:list-item>
          <text:p text:style-name="P82"><text:span text:style-name="T12">E</text:span><text:span text:style-name="T8">fekt vzplanutí (</text:span><text:span text:style-name="T17">4</text:span><text:span text:style-name="T18">dz</text:span><text:span text:style-name="T8"> další 3 kola): </text:span><text:span text:style-name="T13">+</text:span><text:span text:style-name="T14">4</text:span><text:span text:style-name="T13">b</text:span></text:p>
        </text:list-item>
      </text:list>
      <text:p text:style-name="P1">Obranný atribut <text:span text:style-name="T67">(obecně obcházení zbroje)</text:span>:</text:p>
      <text:list xml:id="list3445671065" text:style-name="L8">
        <text:list-item>
          <text:p text:style-name="P62"><text:soft-page-break/>Síla nebo Finesa: 0 bodů</text:p>
        </text:list-item>
        <text:list-item>
          <text:p text:style-name="P62">Duše: <text:span text:style-name="T83">2 body (když má cíl lehkou zbroj, vyjde to nastejno)</text:span></text:p>
          <text:list>
            <text:list-item>
              <text:p text:style-name="P63">Platí se, jen když kouzlo zraňuje</text:p>
            </text:list-item>
          </text:list>
        </text:list-item>
      </text:list>
      <text:p text:style-name="P2">Dosah:</text:p>
      <text:list xml:id="list3698263777" text:style-name="L9">
        <text:list-item>
          <text:p text:style-name="P64"><text:span text:style-name="T55">Kontaktní</text:span>: <text:span text:style-name="T45">0 bodů</text:span></text:p>
        </text:list-item>
        <text:list-item>
          <text:p text:style-name="P64">Krátký: <text:span text:style-name="T45">1 bod</text:span></text:p>
          <text:list>
            <text:list-item>
              <text:p text:style-name="P66">Aury by vždycky měly mít <text:span text:style-name="T58">nejvýše</text:span> krátký dosah. Bylo by divný, kdyby aura ovlivňovala cíl <text:span text:style-name="T57">desítky či </text:span>stovky metrů daleko.</text:p>
            </text:list-item>
          </text:list>
        </text:list-item>
        <text:list-item>
          <text:p text:style-name="P64">Střední: <text:span text:style-name="T61">3 body</text:span></text:p>
        </text:list-item>
        <text:list-item>
          <text:p text:style-name="P64">Dlouhý: <text:span text:style-name="T60">6 bodů</text:span></text:p>
        </text:list-item>
        <text:list-item>
          <text:p text:style-name="P67">Dohled: 10 bodů</text:p>
        </text:list-item>
      </text:list>
      <text:p text:style-name="P3">Rozsah:</text:p>
      <text:list xml:id="list2311370498" text:style-name="L10">
        <text:list-item>
          <text:p text:style-name="P68"><text:span text:style-name="T48">1 cíl</text:span>: <text:span text:style-name="T46">0 bodů</text:span></text:p>
        </text:list-item>
        <text:list-item>
          <text:p text:style-name="P69">2 cíle: 1 bod</text:p>
        </text:list-item>
        <text:list-item>
          <text:p text:style-name="P69">3 cíle: 2 body</text:p>
        </text:list-item>
        <text:list-item>
          <text:p text:style-name="P69">4 cíle: 3 body</text:p>
        </text:list-item>
        <text:list-item>
          <text:p text:style-name="P69">5 cílů: 4 body</text:p>
        </text:list-item>
        <text:list-item>
          <text:p text:style-name="P69">6 cílů: 5 bodů</text:p>
        </text:list-item>
        <text:list-item>
          <text:p text:style-name="P70"><text:span text:style-name="T47">Lajna (kulový blesk), cíle těsně před sebou</text:span>: <text:span text:style-name="T51">2 body</text:span></text:p>
        </text:list-item>
        <text:list-item>
          <text:p text:style-name="P58">Vše v kontaktní vzdálenosti od cíle (fireball): 4 body</text:p>
        </text:list-item>
        <text:list-item>
          <text:p text:style-name="P71"><text:soft-page-break/>Všechno v <text:span text:style-name="T62">krátké vzdálenosti (ať už od kouzelníka nebo od cíle)</text:span>: <text:span text:style-name="T51">6</text:span> bod<text:span text:style-name="T51">ů</text:span></text:p>
          <text:list>
            <text:list-item>
              <text:p text:style-name="P72">U zraňujících kouzel lze <text:span text:style-name="T59">toto</text:span> kombinovat nejvýše s krátkým dosahem (<text:span text:style-name="T1">Ohnivý déšť</text:span>).<text:line-break/>- <text:span text:style-name="T82">to je dost divný, pak kouzelník zasáhne sám sebe. Ohnivý déšť by asi měl jít hodit na střední vzdálenost...</text:span></text:p>
            </text:list-item>
          </text:list>
        </text:list-item>
      </text:list>
      <text:p text:style-name="P6">Efekty:</text:p>
      <text:p text:style-name="P6">/<text:span text:style-name="T65">* Hmm, tohle je otázka. Efekty jsou teď k dispozici vždycky... */</text:span></text:p>
      <text:list xml:id="list164456092337485" text:continue-numbering="true" text:style-name="L10">
        <text:list-item>
          <text:p text:style-name="P65"><text:span text:style-name="T1">zatlačení </text:span><text:span text:style-name="T4">nebo zabránění v akci</text:span>: <text:span text:style-name="T53">6 bodů</text:span></text:p>
          <text:list>
            <text:list-item>
              <text:p text:style-name="P73"><text:span text:style-name="T54">S</text:span>tejně jako základní zranění</text:p>
            </text:list-item>
          </text:list>
        </text:list-item>
        <text:list-item>
          <text:p text:style-name="P74"><text:span text:style-name="T3">vytvoření </text:span><text:span text:style-name="T2">nevýhod</text:span><text:span text:style-name="T3">y</text:span><text:span text:style-name="T49"> (třeba strach)</text:span>: <text:span text:style-name="T50">6 bodů</text:span></text:p>
          <text:list>
            <text:list-item>
              <text:p text:style-name="P73"><text:span text:style-name="T54">S</text:span>tejně jako základní zranění</text:p>
            </text:list-item>
          </text:list>
        </text:list-item>
        <text:list-item>
          <text:p text:style-name="P75"><text:span text:style-name="T5">úprk</text:span> (například v hrůze): <text:span text:style-name="T56">9 bodů</text:span></text:p>
          <text:list>
            <text:list-item>
              <text:p text:style-name="P76"><text:span text:style-name="T54">V</text:span>íc než základní zranění, protože to komplet odstaví jednoho protivníka</text:p>
            </text:list-item>
            <text:list-item>
              <text:p text:style-name="P76"><text:span text:style-name="T54">Automaticky vyžaduje soustředění (když je odstavený cíl, musí být odstavený i kouzelník)</text:span>.</text:p>
            </text:list-item>
            <text:list-item>
              <text:p text:style-name="P77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73">4</text:span>b (nástřel, ale zlevnění o 1 mag může být docela znát – se spell weawingem je to <text:span text:style-name="T70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40" text:outline-level="3">Blesky</text:h>
      <text:h text:style-name="Heading_20_4" text:outline-level="4">Modrý</text:h>
      <text:p text:style-name="P11">Zranění: <text:span text:style-name="T85">5</text:span>kz <text:span text:style-name="T68">(5b)</text:span><text:line-break/>Dosah: <text:span text:style-name="T75">střední</text:span> <text:span text:style-name="T68">(3b)</text:span><text:line-break/>Rozsah: 1 cíl <text:span text:style-name="T85">(1b)</text:span></text:p>
      <text:h text:style-name="Heading_20_4" text:outline-level="4">Zelený</text:h>
      <text:p text:style-name="P13">Zranění: <text:span text:style-name="T76">3</text:span>kz <text:span text:style-name="T69">(3b)</text:span><text:line-break/>Dosah: <text:span text:style-name="T75">střední</text:span> <text:span text:style-name="T68">(3b)</text:span><text:line-break/>Rozsah: 2 cíle <text:span text:style-name="T69">(1b)</text:span></text:p>
      <text:h text:style-name="P43" text:outline-level="4">Fialový</text:h>
      <text:p text:style-name="P13">Zranění: <text:span text:style-name="T76">2</text:span>kz <text:span text:style-name="T69">(2b)</text:span><text:line-break/>Dosah: <text:span text:style-name="T75">střední</text:span> <text:span text:style-name="T68">(3b)</text:span><text:line-break/>Rozsah: <text:span text:style-name="T76">3</text:span> cíle <text:span text:style-name="T69">(2b)</text:span></text:p>
      <text:h text:style-name="P45" text:outline-level="4">Žlutý</text:h>
      <text:p text:style-name="P18">Zranění: <text:span text:style-name="T76">1</text:span>kz <text:span text:style-name="T69">(1b)</text:span><text:line-break/>Dosah: <text:span text:style-name="T75">střední</text:span> <text:span text:style-name="T68">(3b)</text:span><text:line-break/>Rozsah: <text:span text:style-name="T76">4</text:span> cíle <text:span text:style-name="T69">(3b)</text:span></text:p>
      <text:h text:style-name="P43" text:outline-level="4">Rudý</text:h>
      <text:p text:style-name="P13"><text:span text:style-name="T68">Zraňuje (3b)</text:span><text:line-break/>Zranění: <text:span text:style-name="T76">1</text:span>kz <text:span text:style-name="T69">(1b)</text:span><text:line-break/>Dosah: <text:span text:style-name="T81">krátký</text:span> <text:span text:style-name="T68">(1b)</text:span><text:line-break/>Rozsah: <text:span text:style-name="T81">5</text:span> cíl<text:span text:style-name="T81">ů (5b)</text:span></text:p>
      <text:h text:style-name="P47" text:outline-level="4"><text:soft-page-break/>Černý</text:h>
      <text:p text:style-name="P14"><text:span text:style-name="T68">Zraňuje (3b)<text:line-break/></text:span>Zranění: <text:span text:style-name="T77">6</text:span>kz <text:span text:style-name="T68">(6b)</text:span><text:line-break/>Dosah: <text:span text:style-name="T77">krátký</text:span> <text:span text:style-name="T68">(1b)</text:span><text:line-break/>Rozsah: 1 cíl</text:p>
      <text:h text:style-name="P49" text:outline-level="4">Bílý</text:h>
      <text:p text:style-name="P15"><text:span text:style-name="T68">Zraňuje (3b)<text:line-break/></text:span>Zranění: <text:span text:style-name="T79">1</text:span>kz <text:span text:style-name="T68">(1b)</text:span><text:line-break/>Dosah: <text:span text:style-name="T78">dlouhý</text:span> <text:span text:style-name="T68">(6b)</text:span><text:line-break/>Rozsah: 1 cíl</text:p>
      <text:h text:style-name="P51" text:outline-level="4">Kulový</text:h>
      <text:p text:style-name="P16"><text:span text:style-name="T68">Zraňuje (3b)<text:line-break/></text:span>Zranění: <text:span text:style-name="T80">4</text:span>kz <text:span text:style-name="T68">(4b)</text:span><text:line-break/>Dosah: <text:span text:style-name="T77">krátký</text:span> <text:span text:style-name="T68">(1b)</text:span><text:line-break/>Rozsah: <text:span text:style-name="T80">všechno v přímé linii (2b)</text:span></text:p>
      <text:p text:style-name="P20">TODO: Co černý blesk? (Ten je dost ikonickej a branej jako nejsilnější blesk).</text:p>
      <text:list xml:id="list3928110331" text:style-name="L11">
        <text:list-item>
          <text:p text:style-name="P83">Možná by základní blesky mohly mít střední dosah (a menší damage) a černý blesk by měl krátký dosah a 6kz.</text:p>
          <text:list>
            <text:list-item>
              <text:p text:style-name="P84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85">Taky by mohl bej<text:span text:style-name="T74">t</text:span> černej blesk draší a mít třeba delší dosah, ale to imho nebude ono – od něj se čeká hlavně největší damage.</text:p>
        </text:list-item>
      </text:list>
      <text:p text:style-name="P21">Bílý blesk bude na dlouhou vzdálenost.</text:p>
      <text:h text:style-name="Heading_20_3" text:outline-level="3"><text:soft-page-break/>Nebezpečné ovoce</text:h>
      <text:p text:style-name="P12"><text:span text:style-name="T68">Zraňuje (3b)<text:line-break/></text:span>Zranění: <text:span text:style-name="T72">3</text:span>kz <text:span text:style-name="T68">(3b)</text:span><text:line-break/>Dosah: - <text:span text:style-name="T68">(0b)</text:span><text:line-break/>Rozsah: <text:span text:style-name="T71">v</text:span><text:span text:style-name="T22">še v kontaktní vzdálenosti od cíle: 4 body</text:span></text:p>
      <text:h text:style-name="Heading_20_3" text:outline-level="3"><text:span text:style-name="T22">O</text:span><text:span text:style-name="T8">hnivý déšť</text:span></text:h>
      <text:p text:style-name="P22"><text:span text:style-name="T23">C</text:span><text:span text:style-name="T8">ena: 4 magy (-</text:span><text:span text:style-name="T30">4b</text:span><text:span text:style-name="T8">)<text:line-break/></text:span><text:span text:style-name="T23">Zraňuje (3b)</text:span><text:span text:style-name="T29"><text:line-break/>Zranění: </text:span><text:span text:style-name="T30">+0</text:span><text:span text:style-name="T29"> </text:span><text:span text:style-name="T24">(</text:span><text:span text:style-name="T30">0</text:span><text:span text:style-name="T24">b)<text:line-break/></text:span><text:span text:style-name="T27">Dosah: </text:span><text:span text:style-name="T30">krátký</text:span><text:span text:style-name="T27"> (</text:span><text:span text:style-name="T30">1</text:span><text:span text:style-name="T27">b)<text:line-break/></text:span><text:span text:style-name="T11">Zranění každé kolo po dobu </text:span><text:span text:style-name="T28">soustředění</text:span><text:span text:style-name="T11">: </text:span><text:span text:style-name="T8">(</text:span><text:span text:style-name="T12">4b</text:span><text:span text:style-name="T8">)</text:span><text:span text:style-name="T29"><text:line-break/>Rozsah: </text:span><text:span text:style-name="T25">Všechno v </text:span><text:span text:style-name="T26">krátké vzdálenosti </text:span><text:span text:style-name="T27">od cílového místa</text:span><text:span text:style-name="T29"> </text:span><text:span text:style-name="T24">(</text:span><text:span text:style-name="T27">6</text:span><text:span text:style-name="T24">b)</text:span></text:p>
      <text:h text:style-name="Heading_20_3" text:outline-level="3"><text:span text:style-name="T24">O</text:span><text:span text:style-name="T8">hnivá koule</text:span></text:h>
      <text:p text:style-name="P17"><text:span text:style-name="T23">Zraňuje (3b)<text:line-break/></text:span><text:span text:style-name="T33">Útok: Duše + k6 proti Finese</text:span><text:span text:style-name="T23"><text:line-break/></text:span><text:span text:style-name="T8">Zranění: </text:span><text:span text:style-name="T33">2</text:span><text:span text:style-name="T8">kz </text:span><text:span text:style-name="T23">(</text:span><text:span text:style-name="T33">2</text:span><text:span text:style-name="T23">b)</text:span><text:span text:style-name="T8"><text:line-break/>Dosah: </text:span><text:span text:style-name="T31">krátký</text:span><text:span text:style-name="T8"> </text:span><text:span text:style-name="T23">(</text:span><text:span text:style-name="T33">1</text:span><text:span text:style-name="T23">b)</text:span><text:span text:style-name="T8"><text:line-break/>Rozsah: </text:span><text:span text:style-name="T32">v</text:span><text:span text:style-name="T22">še v kontaktní vzdálenosti od cíle </text:span><text:span text:style-name="T32">(</text:span><text:span text:style-name="T22">4b</text:span><text:span text:style-name="T32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2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18T16:44:54.509000000</dc:date>
    <meta:print-date>2113-01-01T00:00:00</meta:print-date>
    <meta:editing-cycles>10658</meta:editing-cycles>
    <meta:editing-duration>P30DT18H20M15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0" meta:paragraph-count="138" meta:word-count="1209" meta:character-count="6657" meta:non-whitespace-character-count="5624"/>
  </office:meta>
</office:document-meta>
</file>